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1550000007E5B55DA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automatic-styles>
    <style:style style:name="Tabelle4" style:family="table">
      <style:table-properties style:width="16.999cm" table:align="margins" style:writing-mode="lr-tb"/>
    </style:style>
    <style:style style:name="Tabelle4.A" style:family="table-column">
      <style:table-column-properties style:column-width="8.498cm" style:rel-column-width="32767*"/>
    </style:style>
    <style:style style:name="Tabelle4.B" style:family="table-column">
      <style:table-column-properties style:column-width="8.5cm" style:rel-column-width="32768*"/>
    </style:style>
    <style:style style:name="Tabelle4.A1" style:family="table-cell">
      <style:table-cell-properties fo:padding="0.22cm" fo:border-left="0.002cm solid #000000" fo:border-right="none" fo:border-top="0.002cm solid #000000" fo:border-bottom="0.002cm solid #000000"/>
    </style:style>
    <style:style style:name="Tabelle4.B1" style:family="table-cell">
      <style:table-cell-properties fo:padding="0.22cm" fo:border="0.002cm solid #000000"/>
    </style:style>
    <style:style style:name="Tabelle4.A2" style:family="table-cell">
      <style:table-cell-properties fo:padding="0.22cm" fo:border-left="0.002cm solid #000000" fo:border-right="none" fo:border-top="none" fo:border-bottom="0.002cm solid #000000"/>
    </style:style>
    <style:style style:name="Tabelle4.B2" style:family="table-cell">
      <style:table-cell-properties fo:padding="0.22cm" fo:border-left="0.002cm solid #000000" fo:border-right="0.002cm solid #000000" fo:border-top="none" fo:border-bottom="0.002cm solid #000000"/>
    </style:style>
    <style:style style:name="Tabelle5" style:family="table">
      <style:table-properties style:width="16.512cm" fo:margin-left="0.159cm" fo:margin-right="0.328cm" table:align="margins" style:writing-mode="lr-tb"/>
    </style:style>
    <style:style style:name="Tabelle5.A" style:family="table-column">
      <style:table-column-properties style:column-width="1.189cm" style:rel-column-width="4719*"/>
    </style:style>
    <style:style style:name="Tabelle5.B" style:family="table-column">
      <style:table-column-properties style:column-width="2.517cm" style:rel-column-width="9992*"/>
    </style:style>
    <style:style style:name="Tabelle5.C" style:family="table-column">
      <style:table-column-properties style:column-width="2.214cm" style:rel-column-width="8787*"/>
    </style:style>
    <style:style style:name="Tabelle5.D" style:family="table-column">
      <style:table-column-properties style:column-width="2.715cm" style:rel-column-width="10776*"/>
    </style:style>
    <style:style style:name="Tabelle5.E" style:family="table-column">
      <style:table-column-properties style:column-width="4.189cm" style:rel-column-width="16630*"/>
    </style:style>
    <style:style style:name="Tabelle5.F" style:family="table-column">
      <style:table-column-properties style:column-width="3.687cm" style:rel-column-width="14631*"/>
    </style:style>
    <style:style style:name="Tabelle5.A1" style:family="table-cell">
      <style:table-cell-properties style:vertical-align="middle" fo:padding="0.22cm" fo:border-left="0.002cm solid #000000" fo:border-right="none" fo:border-top="0.002cm solid #000000" fo:border-bottom="0.002cm solid #000000"/>
    </style:style>
    <style:style style:name="Tabelle5.F1" style:family="table-cell">
      <style:table-cell-properties style:vertical-align="middle" fo:padding="0.22cm" fo:border="0.002cm solid #000000"/>
    </style:style>
    <style:style style:name="Tabelle5.A2" style:family="table-cell">
      <style:table-cell-properties style:vertical-align="top" fo:padding="0.22cm" fo:border-left="0.002cm solid #000000" fo:border-right="none" fo:border-top="none" fo:border-bottom="0.002cm solid #000000"/>
    </style:style>
    <style:style style:name="Tabelle5.F2" style:family="table-cell">
      <style:table-cell-properties style:vertical-align="top" fo:padding="0.22cm" fo:border-left="0.002cm solid #000000" fo:border-right="0.002cm solid #000000" fo:border-top="none" fo:border-bottom="0.002cm solid #000000"/>
    </style:style>
    <style:style style:name="Tabelle5.A5" style:family="table-cell" style:data-style-name="N0">
      <style:table-cell-properties style:vertical-align="bottom" fo:padding="0.22cm" fo:border-left="0.002cm solid #000000" fo:border-right="none" fo:border-top="none" fo:border-bottom="0.002cm solid #000000"/>
    </style:style>
    <style:style style:name="Tabelle5.B5" style:family="table-cell" style:data-style-name="N37">
      <style:table-cell-properties style:vertical-align="top" fo:padding="0.22cm" fo:border-left="0.002cm solid #000000" fo:border-right="none" fo:border-top="none" fo:border-bottom="0.002cm solid #000000"/>
    </style:style>
    <style:style style:name="P1" style:family="paragraph" style:parent-style-name="Dokumentinfos" style:master-page-name="">
      <style:paragraph-properties fo:margin-top="0.101cm" fo:margin-bottom="0.101cm" fo:background-color="transparent" fo:padding="0cm" fo:border="none" style:shadow="none">
        <style:background-image/>
      </style:paragraph-properties>
    </style:style>
    <style:style style:name="P2" style:family="paragraph" style:parent-style-name="Dokumentinfos">
      <style:paragraph-properties fo:margin-top="0.101cm" fo:margin-bottom="0.101cm" fo:background-color="transparent" fo:padding="0cm" fo:border="none" style:shadow="none">
        <style:background-image/>
      </style:paragraph-properties>
    </style:style>
    <style:style style:name="P3" style:family="paragraph" style:parent-style-name="Aenderungsverzeichnis">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list-style-name="L2"/>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Projektname</text:title></text:p>
      <text:p text:style-name="Subtitle"><text:subject>Projektstatusbericht vom [Datum]</text:subject></text:p>
      <text:p text:style-name="Standard"/>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Projektbezeichnung</text:p>
            </table:table-cell>
            <table:table-cell table:style-name="Tabelle4.B1" office:value-type="string">
              <text:p text:style-name="P2"><text:title>Projektname</text:title></text:p>
            </table:table-cell>
          </table:table-row>
        </table:table-header-rows>
        <table:table-row>
          <table:table-cell table:style-name="Tabelle4.A2" office:value-type="string">
            <text:p text:style-name="P2">Projektleiter</text:p>
          </table:table-cell>
          <table:table-cell table:style-name="Tabelle4.B2" office:value-type="string">
            <text:p text:style-name="P2"/>
          </table:table-cell>
        </table:table-row>
        <table:table-row>
          <table:table-cell table:style-name="Tabelle4.A2" office:value-type="string">
            <text:p text:style-name="P2">Verantwortlich AN</text:p>
          </table:table-cell>
          <table:table-cell table:style-name="Tabelle4.B2" office:value-type="string">
            <text:p text:style-name="P2"/>
          </table:table-cell>
        </table:table-row>
        <table:table-row>
          <table:table-cell table:style-name="Tabelle4.A2" office:value-type="string">
            <text:p text:style-name="P2">Autor</text:p>
          </table:table-cell>
          <table:table-cell table:style-name="Tabelle4.B2" office:value-type="string">
            <text:p text:style-name="P2"/>
          </table:table-cell>
        </table:table-row>
        <table:table-row>
          <table:table-cell table:style-name="Tabelle4.A2" office:value-type="string">
            <text:p text:style-name="P2">Verteiler</text:p>
          </table:table-cell>
          <table:table-cell table:style-name="Tabelle4.B2" office:value-type="string">
            <text:p text:style-name="P2"/>
          </table:table-cell>
        </table:table-row>
        <table:table-row>
          <table:table-cell table:style-name="Tabelle4.A2" office:value-type="string">
            <text:p text:style-name="P2">Erstellt am</text:p>
          </table:table-cell>
          <table:table-cell table:style-name="Tabelle4.B2" office:value-type="string">
            <text:p text:style-name="P2">tt.mm.yyyy</text:p>
          </table:table-cell>
        </table:table-row>
        <table:table-row>
          <table:table-cell table:style-name="Tabelle4.A2" office:value-type="string">
            <text:p text:style-name="P2">Status</text:p>
          </table:table-cell>
          <table:table-cell table:style-name="Tabelle4.B2" office:value-type="string">
            <text:p text:style-name="P2">in Bearbeitung ( )</text:p>
            <text:p text:style-name="P2">vorgelegt ()</text:p>
            <text:p text:style-name="P2">abgenommen ()</text:p>
          </table:table-cell>
        </table:table-row>
        <table:table-row>
          <table:table-cell table:style-name="Tabelle4.A2" office:value-type="string">
            <text:p text:style-name="P2">Zuletzt geändert</text:p>
          </table:table-cell>
          <table:table-cell table:style-name="Tabelle4.B2" office:value-type="string">
            <text:p text:style-name="P2"/>
          </table:table-cell>
        </table:table-row>
        <table:table-row>
          <table:table-cell table:style-name="Tabelle4.A2" office:value-type="string">
            <text:p text:style-name="P2">Dokumentablage</text:p>
          </table:table-cell>
          <table:table-cell table:style-name="Tabelle4.B2" office:value-type="string">
            <text:p text:style-name="P2"><text:file-name text:display="full">/home/elmar/CVS/maven-example/src/site/resources/pm/status/Projektstatusbericht.odt</text:file-name></text:p>
          </table:table-cell>
        </table:table-row>
        <table:table-row>
          <table:table-cell table:style-name="Tabelle4.A2" office:value-type="string">
            <text:p text:style-name="P2">Version</text:p>
          </table:table-cell>
          <table:table-cell table:style-name="Tabelle4.B2" office:value-type="string">
            <text:p text:style-name="P2">1.<text:editing-cycles>2</text:editing-cycles></text:p>
          </table:table-cell>
        </table:table-row>
      </table:table>
      <text:p text:style-name="Standard"/>
      <text:p text:style-name="P3">Änderungsverzeichnis</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Heading">Nr.</text:p>
          </table:table-cell>
          <table:table-cell table:style-name="Tabelle5.A1" office:value-type="string">
            <text:p text:style-name="Table_20_Heading">Datum</text:p>
          </table:table-cell>
          <table:table-cell table:style-name="Tabelle5.A1" office:value-type="string">
            <text:p text:style-name="Table_20_Heading">Version</text:p>
          </table:table-cell>
          <table:table-cell table:style-name="Tabelle5.A1" office:value-type="string">
            <text:p text:style-name="Table_20_Heading">Kapitel</text:p>
          </table:table-cell>
          <table:table-cell table:style-name="Tabelle5.A1" office:value-type="string">
            <text:p text:style-name="Table_20_Heading">Bemerkung</text:p>
          </table:table-cell>
          <table:table-cell table:style-name="Tabelle5.F1" office:value-type="string">
            <text:p text:style-name="Table_20_Heading">Autor</text:p>
          </table:table-cell>
        </table:table-row>
        <table:table-row>
          <table:table-cell table:style-name="Tabelle5.A2" office:value-type="string">
            <text:p text:style-name="Table_20_Contents">1</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2" office:value-type="string">
            <text:p text:style-name="Table_20_Contents">2</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2" office:value-type="string">
            <text:p text:style-name="Table_20_Contents">3</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5" office:value-type="float" office:value="4">
            <text:p text:style-name="Table_20_Contents">4</text:p>
          </table:table-cell>
          <table:table-cell table:style-name="Tabelle5.B5" office:value-type="date">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Inhaltsverzeichnis</text:p>
          </text:index-title>
          <text:p text:style-name="P5">1 Managementübersicht<text:tab/>4</text:p>
          <text:p text:style-name="P5">2 Projektergebnisse<text:tab/>4</text:p>
          <text:p text:style-name="P5">3 Problem- und Änderungsstatistik<text:tab/>4</text:p>
          <text:p text:style-name="P5">4 Qualitätsbewertung<text:tab/>4</text:p>
          <text:p text:style-name="P5">5 Aktuelle Risiken und Risikomaßnahmen<text:tab/>4</text:p>
          <text:p text:style-name="P5">6 Planungsabweichungen<text:tab/>4</text:p>
          <text:p text:style-name="P5">7 Planung für den nächsten Berichtszeitraum<text:tab/>4</text:p>
        </text:index-body>
      </text:table-of-content>
      <text:p text:style-name="Standard"/>
      <text:h text:style-name="P6" text:outline-level="1">Managementübersicht</text:h>
      <text:p text:style-name="Standard">Im Folgenden werden kurz die aktuellen Kennzahlen zum Projektfortschritt sowie <text:s text:c="2"/>ggf. notwendige Maßnahmen zur Steuerung des Projekts vorgestellt.</text:p>
      <text:p text:style-name="Standard"/>
      <text:h text:style-name="Heading_20_1" text:outline-level="1">Projektergebnisse</text:h>
      <text:p text:style-name="Standard">In diesem Abschnitt wird ein Überblick über die im Berichtszeitraum fertig gestellten Ergebnisse und durchgeführten Arbeiten geliefert. Konnten Ergebnisse nicht wie geplant fertig gestellt werden, so wird dies ebenfalls hier festgehalten.</text:p>
      <text:h text:style-name="Heading_20_1" text:outline-level="1">Problem- und Änderungsstatistik</text:h>
      <text:p text:style-name="Standard">Anzahl und Umfang der Problemmeldungen und Änderungsanträge sowie die Anzahl der bereits fertig gestellten und später wieder veränderten Produkte.</text:p>
      <text:p text:style-name="Standard"/>
      <text:h text:style-name="Heading_20_1" text:outline-level="1">Qualitätsbewertung</text:h>
      <text:p text:style-name="Standard">Die Qualitätsbewertung berücksichtigt mindestens die folgenden Aspekte:</text:p>
      <text:list text:style-name="L2">
        <text:list-item>
          <text:p text:style-name="P7">Fertigungsstand,</text:p>
        </text:list-item>
        <text:list-item>
          <text:p text:style-name="P7">Planungsgenauigkeit,</text:p>
        </text:list-item>
        <text:list-item>
          <text:p text:style-name="P7">zur Effizienz der eingesetzten Prozesse und eventuell durchgeführte Prozessverbesserungen</text:p>
        </text:list-item>
      </text:list>
      <text:h text:style-name="Heading_20_1" text:outline-level="1">Aktuelle Risiken und Risikomaßnahmen</text:h>
      <text:p text:style-name="Standard">Bewertung der aktuellen Risiken und die notwendigen anstehenden und bereits eingeleiteten Maßnahmen.</text:p>
      <text:h text:style-name="Heading_20_1" text:outline-level="1">Planungsabweichungen</text:h>
      <text:p text:style-name="Standard">Die Abweichungen zwischen den Soll- und Istwerten, zum Beispiel hinsichtlich Fertigstellungsgrades, Terminsituation, Qualität und Kosten, werden in diesem Abschnitt dargestellt.</text:p>
      <text:h text:style-name="Heading_20_1" text:outline-level="1">Planung für den nächsten Berichtszeitraum</text:h>
      <text:p text:style-name="Standard">Die Planung für den nächsten Berichtszeitraum, insbesondere auch die aufgrund der Planungsabweichungen notwendigen Planungsänderungen werden hier zusammenfassend dargestellt. Darüber hinaus können hier auch Entscheidungsvorlagen für die Berichtsempfänger vorgestellt und dann entsprechend verabschiedet werden (zum Beispiel eine gravierende Projektsteuerungsmaßnahme, die im Rahmen einer Projektfortschrittsentscheidung beschlossen und eingeleitet werden mu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Bitstream Vera Serif" fo:font-size="11pt" style:font-weight-complex="normal"/>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Heading" style:next-style-name="Standard" style:class="text" style:default-outline-level="1">
      <style:text-properties style:font-name="Bitstream Vera Serif1" fo:font-size="16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erif1"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erif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style:font-name="Bitstream Vera Serif1" fo:font-size="85%" fo:font-weight="bold" style:font-size-asian="85%" style:font-weight-asian="bold" style:font-size-complex="85%" style:font-weight-complex="bold"/>
    </style:style>
    <style:style style:name="List" style:family="paragraph" style:parent-style-name="Text_20_body" style:class="list">
      <style:text-properties style:font-name="Helvetica"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Helvetica"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itstream Vera Serif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itstream Vera Seri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Bitstream Vera Serif"/>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erif"/>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Bitstream Vera Serif"/>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Bitstream Vera Serif"/>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Bitstream Vera Serif"/>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Bitstream Vera Serif"/>
    </style:style>
    <style:style style:name="Title" style:family="paragraph" style:parent-style-name="Heading" style:next-style-name="Subtitle" style:class="chapter">
      <style:paragraph-properties fo:text-align="center" style:justify-single-word="false"/>
      <style:text-properties style:font-name="Bitstream Vera Serif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Bitstream Vera Serif" fo:font-size="14pt" fo:font-style="normal" style:font-size-asian="14pt" style:font-style-asian="italic" style:font-size-complex="14pt" style:font-style-complex="italic" style:font-weight-complex="normal"/>
    </style:style>
    <style:style style:name="Dokumentinfos" style:family="paragraph" style:parent-style-name="Standard" style:class="chapter">
      <style:paragraph-properties fo:margin-top="0.212cm" fo:margin-bottom="0.212cm" fo:text-align="start" style:justify-single-word="false"/>
      <style:text-properties fo:font-size="11pt" fo:language="en" fo:country="GB" style:font-size-asian="10pt" style:language-asian="none" style:country-asian="none" style:font-name-complex="Arial"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Aenderungsverzeichnis" style:family="paragraph" style:parent-style-name="Standard" style:class="chapter">
      <style:text-properties fo:font-size="16pt" fo:font-weight="bold"/>
    </style:style>
    <style:style style:name="Page_20_Number" style:display-name="Page Number" style:family="text" style:parent-style-name="WW-Absatz-Standardschriftar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fik2" text:anchor-type="paragraph" svg:x="11.254cm" svg:y="0.019cm" svg:width="5.68cm" svg:height="2.097cm" draw:z-index="4"><draw:image xlink:href="Pictures/10000200000001550000007E5B55DA86.png" xlink:type="simple" xlink:show="embed" xlink:actuate="onLoad"/></draw:frame><text:subject>Projektstatusbericht vom [Datum]</text:subject></text:p>
        <text:p text:style-name="Header"><text:title>Projektname</text:title></text:p>
        <text:p text:style-name="Header"/>
        <text:p text:style-name="Header"/>
        <text:p text:style-name="Header"/>
      </style:header>
      <style:footer>
        <text:p text:style-name="Footer">©2005 tarent GmbH <text:tab/><text:span text:style-name="Page_20_Number"><text:page-number text:select-page="current">5</text:page-number></text:span><text:span text:style-name="Page_20_Number">-</text:span><text:span text:style-name="Page_20_Number"><text:page-count style:num-format="1">5</text:page-count></text:span><text:span text:style-name="Page_20_Number"> <text:tab/></text:span>www.tarent.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Projektname</dc:title>
    <dc:subject>Projektstatusbericht vom [Datum]</dc:subject>
    <meta:initial-creator>Elmar Geese</meta:initial-creator>
    <meta:creation-date>2005-11-08T13:16:58</meta:creation-date>
    <dc:creator>Elmar Geese</dc:creator>
    <dc:date>2005-11-08T13:18:16</dc:date>
    <dc:language>de-DE</dc:language>
    <meta:editing-cycles>2</meta:editing-cycles>
    <meta:editing-duration>PT1M19S</meta:editing-duration>
    <meta:template xlink:type="simple" xlink:actuate="onRequest" xlink:role="template" xlink:href="../../templates/V-Modell-XT-Projekt-Statusbericht.ott" xlink:title="Projektname" meta:date="2005-11-08T13:16:58"/>
    <meta:user-defined meta:name="Info 1"/>
    <meta:user-defined meta:name="Info 2"/>
    <meta:user-defined meta:name="Info 3"/>
    <meta:user-defined meta:name="Info 4"/>
    <meta:document-statistic meta:table-count="2" meta:image-count="1" meta:object-count="0" meta:page-count="5" meta:paragraph-count="58" meta:word-count="247" meta:character-count="2149"/>
  </office:meta>
</office:document-meta>
</file>